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style:font-face style:name="Helvetica Neue" svg:font-family="'Helvetica Neue', Helvetica, Arial, sans-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8.5cm" style:rel-width="50%" fo:margin-top="0.199cm" fo:margin-bottom="0cm" table:align="left" style:writing-mode="lr-tb"/>
    </style:style>
    <style:style style:name="Tabelle2.A" style:family="table-column">
      <style:table-column-properties style:column-width="8.5cm" style:rel-column-width="4819*"/>
    </style:style>
    <style:style style:name="Tabelle2.A1" style:family="table-cell">
      <style:table-cell-properties style:vertical-align="top" fo:background-color="#e5e5e5" fo:padding-left="0.123cm" fo:padding-right="0.123cm" fo:padding-top="0cm" fo:padding-bottom="0cm" fo:border="0.002cm solid #000000">
        <style:background-image/>
      </style:table-cell-properties>
    </style:style>
    <style:style style:name="Tabelle2.A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Organisatorisches_5f_zum_5f_Protokoll" style:display-name="Organisatorisches_zum_Protokoll" style:family="table">
      <style:table-properties style:width="17cm" table:align="left" style:writing-mode="lr-tb"/>
    </style:style>
    <style:style style:name="Organisatorisches_5f_zum_5f_Protokoll.A" style:display-name="Organisatorisches_zum_Protokoll.A" style:family="table-column">
      <style:table-column-properties style:column-width="3.11cm"/>
    </style:style>
    <style:style style:name="Organisatorisches_5f_zum_5f_Protokoll.B" style:display-name="Organisatorisches_zum_Protokoll.B" style:family="table-column">
      <style:table-column-properties style:column-width="13.891cm"/>
    </style:style>
    <style:style style:name="Organisatorisches_5f_zum_5f_Protokoll.A1" style:display-name="Organisatorisches_zum_Protokoll.A1" style:family="table-cell">
      <style:table-cell-properties style:vertical-align="top" fo:padding-left="0.123cm" fo:padding-right="0.123cm" fo:padding-top="0cm" fo:padding-bottom="0cm" fo:border-left="none" fo:border-right="0.002cm solid #000000" fo:border-top="none" fo:border-bottom="none"/>
    </style:style>
    <style:style style:name="Organisatorisches_5f_zum_5f_Protokoll.B1" style:display-name="Organisatorisches_zum_Protokoll.B1" style:family="table-cell">
      <style:table-cell-properties style:vertical-align="top" fo:padding-left="0.123cm" fo:padding-right="0.123cm" fo:padding-top="0cm" fo:padding-bottom="0cm" fo:border="none"/>
    </style:style>
    <style:style style:name="Organisatorisches_5f_zum_5f_Protokoll.B5" style:display-name="Organisatorisches_zum_Protokoll.B5" style:family="table-cell" style:data-style-name="N37">
      <style:table-cell-properties style:vertical-align="top" fo:padding-left="0.123cm" fo:padding-right="0.123cm" fo:padding-top="0cm" fo:padding-bottom="0cm" fo:border="none"/>
    </style:style>
    <style:style style:name="Tabelle1" style:family="table">
      <style:table-properties style:width="17cm" table:align="margins"/>
    </style:style>
    <style:style style:name="Tabelle1.A" style:family="table-column">
      <style:table-column-properties style:column-width="3.399cm" style:rel-column-width="13106*"/>
    </style:style>
    <style:style style:name="Tabelle1.C" style:family="table-column">
      <style:table-column-properties style:column-width="3.401cm" style:rel-column-width="13107*"/>
    </style:style>
    <style:style style:name="Tabelle1.D" style:family="table-column">
      <style:table-column-properties style:column-width="6.8cm" style:rel-column-width="26215*"/>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weight="bold" style:font-weight-asian="bold"/>
    </style:style>
    <style:style style:name="P3" style:family="paragraph" style:parent-style-name="Standard">
      <style:text-properties style:font-name="Arial" fo:font-size="12pt" style:font-size-asian="12pt"/>
    </style:style>
    <style:style style:name="P4" style:family="paragraph" style:parent-style-name="Standard">
      <style:text-properties style:font-name="Arial" fo:font-size="12pt" style:font-size-asian="12pt" style:font-size-complex="12pt"/>
    </style:style>
    <style:style style:name="P5" style:family="paragraph" style:parent-style-name="Standard">
      <style:text-properties style:font-name="Arial" fo:font-size="12pt" fo:font-weight="bold" style:font-size-asian="12pt" style:font-weight-asian="bold"/>
    </style:style>
    <style:style style:name="P6" style:family="paragraph" style:parent-style-name="Standard" style:master-page-name="Standard">
      <style:paragraph-properties fo:margin-top="1cm" fo:margin-bottom="1cm" style:page-number="auto"/>
      <style:text-properties style:font-name="Arial" fo:font-size="18pt" fo:font-weight="bold" style:font-size-asian="18pt" style:font-weight-asian="bold"/>
    </style:style>
    <style:style style:name="P7" style:family="paragraph" style:parent-style-name="Text_20_body">
      <style:text-properties style:font-name="Arial"/>
    </style:style>
    <style:style style:name="P8" style:family="paragraph" style:parent-style-name="Text_20_body" style:list-style-name="L1">
      <style:text-properties style:font-name="Arial"/>
    </style:style>
    <style:style style:name="P9" style:family="paragraph" style:parent-style-name="Table_20_Contents">
      <style:text-properties style:font-name="Arial"/>
    </style:style>
    <style:style style:name="P10" style:family="paragraph" style:parent-style-name="Table_20_Contents">
      <style:text-properties style:font-name="Arial" fo:font-weight="normal" style:font-weight-asian="normal" style:font-weight-complex="normal"/>
    </style:style>
    <style:style style:name="P11" style:family="paragraph" style:parent-style-name="Heading_20_2">
      <style:paragraph-properties fo:break-before="page"/>
    </style:style>
    <style:style style:name="T1" style:family="text">
      <style:text-properties style:font-name="Ari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aktikums Protokoll</text:p>
      <table:table table:name="Tabelle2" table:style-name="Tabelle2">
        <table:table-column table:style-name="Tabelle2.A"/>
        <table:table-row>
          <table:table-cell table:style-name="Tabelle2.A1" office:value-type="string">
            <text:p text:style-name="P2">Teilnehmer</text:p>
          </table:table-cell>
        </table:table-row>
        <table:table-row>
          <table:table-cell table:style-name="Tabelle2.A2" office:value-type="string">
            <text:p text:style-name="P4">Sebastian Stumpf</text:p>
          </table:table-cell>
        </table:table-row>
        <table:table-row>
          <table:table-cell table:style-name="Tabelle2.A2" office:value-type="string">
            <text:p text:style-name="P4">Felix Schramm</text:p>
          </table:table-cell>
        </table:table-row>
      </table:table>
      <text:p text:style-name="P1"/>
      <text:p text:style-name="P1"/>
      <table:table table:name="Organisatorisches_zum_Protokoll" table:style-name="Organisatorisches_5f_zum_5f_Protokoll">
        <table:table-column table:style-name="Organisatorisches_5f_zum_5f_Protokoll.A"/>
        <table:table-column table:style-name="Organisatorisches_5f_zum_5f_Protokoll.B"/>
        <table:table-row>
          <table:table-cell table:style-name="Organisatorisches_5f_zum_5f_Protokoll.A1" office:value-type="string">
            <text:p text:style-name="P5">Fach</text:p>
          </table:table-cell>
          <table:table-cell table:style-name="Organisatorisches_5f_zum_5f_Protokoll.B1" office:value-type="string">
            <text:p text:style-name="Standard"><text:span text:style-name="Protokoll_5f_Beschreibung_5f_Thema"><text:span text:style-name="T1">Computational Geometry</text:span></text:span></text:p>
          </table:table-cell>
        </table:table-row>
        <table:table-row>
          <table:table-cell table:style-name="Organisatorisches_5f_zum_5f_Protokoll.A1" office:value-type="string">
            <text:p text:style-name="P5"/>
          </table:table-cell>
          <table:table-cell table:style-name="Organisatorisches_5f_zum_5f_Protokoll.B1" office:value-type="string">
            <text:p text:style-name="P3"/>
          </table:table-cell>
        </table:table-row>
        <table:table-row>
          <table:table-cell table:style-name="Organisatorisches_5f_zum_5f_Protokoll.A1" office:value-type="string">
            <text:p text:style-name="P5">Abgabe</text:p>
          </table:table-cell>
          <table:table-cell table:style-name="Organisatorisches_5f_zum_5f_Protokoll.B1" office:value-type="string">
            <text:p text:style-name="Standard"><text:span text:style-name="Protokoll_5f_Beschreibung_5f_Thema"><text:span text:style-name="T1">Praktikumsabgabe 1 - Streckenschnittpunkte</text:span></text:span></text:p>
          </table:table-cell>
        </table:table-row>
        <table:table-row>
          <table:table-cell table:style-name="Organisatorisches_5f_zum_5f_Protokoll.A1" office:value-type="string">
            <text:p text:style-name="P5"/>
          </table:table-cell>
          <table:table-cell table:style-name="Organisatorisches_5f_zum_5f_Protokoll.B1" office:value-type="string">
            <text:p text:style-name="P3"/>
          </table:table-cell>
        </table:table-row>
        <table:table-row>
          <table:table-cell table:style-name="Organisatorisches_5f_zum_5f_Protokoll.A1" office:value-type="string">
            <text:p text:style-name="P5">Datum</text:p>
          </table:table-cell>
          <table:table-cell table:style-name="Organisatorisches_5f_zum_5f_Protokoll.B5" office:value-type="date" office:date-value="2015-07-04">
            <text:p text:style-name="Standard"><text:span text:style-name="Protokoll_5f_Beschreibung_5f_Thema"><text:span text:style-name="T1">04.07.15</text:span></text:span></text:p>
          </table:table-cell>
        </table:table-row>
      </table:table>
      <text:p text:style-name="Standard"/>
      <text:p text:style-name="Standard"/>
      <text:h text:style-name="Heading_20_2" text:outline-level="2">Aufgabenbeschreibung</text:h>
      <text:p text:style-name="P7">In dem Tar-File 'strecken.tgz' (s.u.) befinden sich Dateien mit jeweils 4 Koordinaten pro Zeile. Diese stellen jeweils die x- und y-Koordinaten eines Start- bzw. Endpunkts einer Strecke dar. Lesen Sie jeweils eine Datei ein und ermitteln Sie die Anzahl der sich schneidenden (d.h. mindestens ein gemeinsamer Punkt) Strecken, indem Sie jedes Paar von Strecken gegeneinander testen. Messen Sie die pro Datei aufgewendete Zeit.</text:p>
      <text:p text:style-name="P7"/>
      <text:h text:style-name="Heading_20_2" text:outline-level="2">Lösung</text:h>
      <text:list xml:id="list793475150449277819" text:style-name="L1">
        <text:list-item>
          <text:p text:style-name="P8">Als Programmiersprache verwenden wir JAVA</text:p>
        </text:list-item>
        <text:list-item>
          <text:p text:style-name="P8">Wir haben das Problem unterteilt in Parsen der Daten und den Schnittpunkttest</text:p>
        </text:list-item>
        <text:list-item>
          <text:p text:style-name="P8">Um möglichst große Wiederverwendbarkeit der implementierten Datenstrukturen zu erreichen haben wir <text:s/>diese in Primitives ausgelagert. Es gibt zum Beispiel ein Primitive LineSegment, das eine Linie modelliert.</text:p>
        </text:list-item>
        <text:list-item>
          <text:p text:style-name="P8">Für den Schnittpunkttest verwenden wir den in der Vorlesung vorgestellten ccw Test. Zwei Strecken schneiden sich, wenn die 2 Punkte der ersten Strecke auf unterschiedlichen Seiten der 2ten Strecke liegen und umgekehrt.</text:p>
        </text:list-item>
        <text:list-item>
          <text:p text:style-name="P8">Die Angabe eines Thresholds für die Tests ermöglicht die Anpassung der Sensibilität des Tests. </text:p>
          <text:list>
            <text:list-item>
              <text:p text:style-name="P8">2 Punkte sind gleich, wenn sie nicht weiter als &lt;threshold&gt; voneinander entfernt sind.</text:p>
            </text:list-item>
            <text:list-item>
              <text:p text:style-name="P8">Ein Punkt liegt auf der Geraden, wenn er nicht weiter als &lt;threshold&gt; von ihr entfernt ist.</text:p>
            </text:list-item>
          </text:list>
        </text:list-item>
      </text:list>
      <text:p text:style-name="P7"/>
      <text:h text:style-name="Heading_20_2" text:outline-level="2"/>
      <text:h text:style-name="P11" text:outline-level="2">Ergebnisse</text:h>
      <table:table table:name="Tabelle1" table:style-name="Tabelle1">
        <table:table-column table:style-name="Tabelle1.A" table:number-columns-repeated="2"/>
        <table:table-column table:style-name="Tabelle1.C"/>
        <table:table-column table:style-name="Tabelle1.D"/>
        <table:table-row>
          <table:table-cell table:style-name="Tabelle1.A1" office:value-type="string">
            <text:p text:style-name="P9"/>
          </table:table-cell>
          <table:table-cell table:style-name="Tabelle1.A1" office:value-type="string">
            <text:p text:style-name="P9">Intercections</text:p>
          </table:table-cell>
          <table:table-cell table:style-name="Tabelle1.A1" office:value-type="string">
            <text:p text:style-name="P9">Time</text:p>
          </table:table-cell>
          <table:table-cell table:style-name="Tabelle1.D1" office:value-type="string">
            <text:p text:style-name="P9">Threshold</text:p>
          </table:table-cell>
        </table:table-row>
        <table:table-row>
          <table:table-cell table:style-name="Tabelle1.A2" office:value-type="string">
            <text:p text:style-name="P9">s_1000_1.dat</text:p>
          </table:table-cell>
          <table:table-cell table:style-name="Tabelle1.B2" office:value-type="float" office:value="11">
            <text:p text:style-name="P9">11</text:p>
          </table:table-cell>
          <table:table-cell table:style-name="Tabelle1.A2" office:value-type="string">
            <text:p text:style-name="P9">0.09</text:p>
          </table:table-cell>
          <table:table-cell table:style-name="Tabelle1.D2" office:value-type="string">
            <text:p text:style-name="P10">1.0E-6</text:p>
          </table:table-cell>
        </table:table-row>
        <table:table-row>
          <table:table-cell table:style-name="Tabelle1.A2" office:value-type="string">
            <text:p text:style-name="P9">s_10000_1.dat</text:p>
          </table:table-cell>
          <table:table-cell table:style-name="Tabelle1.B2" office:value-type="float" office:value="732">
            <text:p text:style-name="P9">732</text:p>
          </table:table-cell>
          <table:table-cell table:style-name="Tabelle1.A2" office:value-type="string">
            <text:p text:style-name="P9">4.026</text:p>
          </table:table-cell>
          <table:table-cell table:style-name="Tabelle1.D2" office:value-type="string">
            <text:p text:style-name="P10">1.0E-6</text:p>
          </table:table-cell>
        </table:table-row>
        <table:table-row>
          <table:table-cell table:style-name="Tabelle1.A2" office:value-type="string">
            <text:p text:style-name="P9">s_100000_1.dat</text:p>
          </table:table-cell>
          <table:table-cell table:style-name="Tabelle1.B2" office:value-type="float" office:value="77127">
            <text:p text:style-name="P9">77127</text:p>
          </table:table-cell>
          <table:table-cell table:style-name="Tabelle1.A2" office:value-type="string">
            <text:p text:style-name="P9">364.471</text:p>
          </table:table-cell>
          <table:table-cell table:style-name="Tabelle1.D2" office:value-type="string">
            <text:p text:style-name="P10">1.0E-6</text:p>
          </table:table-cell>
        </table:table-row>
        <table:table-row>
          <table:table-cell table:style-name="Tabelle1.A2" office:value-type="string">
            <text:p text:style-name="P9">s_1000_1.dat</text:p>
          </table:table-cell>
          <table:table-cell table:style-name="Tabelle1.B2" office:value-type="float" office:value="11">
            <text:p text:style-name="P9">11</text:p>
          </table:table-cell>
          <table:table-cell table:style-name="Tabelle1.A2" office:value-type="string">
            <text:p text:style-name="P9">0.077</text:p>
          </table:table-cell>
          <table:table-cell table:style-name="Tabelle1.D2" office:value-type="string">
            <text:p text:style-name="P10">1.0E-6</text:p>
          </table:table-cell>
        </table:table-row>
        <table:table-row>
          <table:table-cell table:style-name="Tabelle1.A2" office:value-type="string">
            <text:p text:style-name="P9">s_10000_1.dat</text:p>
          </table:table-cell>
          <table:table-cell table:style-name="Tabelle1.B2" office:value-type="float" office:value="732">
            <text:p text:style-name="P9">732</text:p>
          </table:table-cell>
          <table:table-cell table:style-name="Tabelle1.A2" office:value-type="string">
            <text:p text:style-name="P9">4.503</text:p>
          </table:table-cell>
          <table:table-cell table:style-name="Tabelle1.D2" office:value-type="string">
            <text:p text:style-name="P10">1.0E-6</text:p>
          </table:table-cell>
        </table:table-row>
        <table:table-row>
          <table:table-cell table:style-name="Tabelle1.A2" office:value-type="string">
            <text:p text:style-name="P9">s_100000_1.dat</text:p>
          </table:table-cell>
          <table:table-cell table:style-name="Tabelle1.A2" office:value-type="string">
            <text:p text:style-name="P9">77126</text:p>
          </table:table-cell>
          <table:table-cell table:style-name="Tabelle1.A2" office:value-type="string">
            <text:p text:style-name="P9">360.412</text:p>
          </table:table-cell>
          <table:table-cell table:style-name="Tabelle1.D2" office:value-type="string">
            <text:p text:style-name="P10">1.0E-14</text:p>
          </table:table-cell>
        </table:table-row>
      </table:table>
      <text:p text:style-name="P7"/>
      <text:p text:style-name="P7">Die Ergebnisse haben wir mit den anderen Teams abgegglichen, um deren Korrektheit sicherzustellen.</text:p>
      <text:p text:style-name="P7">Wir erhalten für th 1.0E-14 das Ergebnis der meisten anderen Grupp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style:font-face style:name="Helvetica Neue" svg:font-family="'Helvetica Neue', Helvetica, Arial, sans-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style:style style:name="Protokoll_5f_Beschreibung_5f_Thema" style:display-name="Protokoll_Beschreibung_Thema" style:family="text">
      <style:text-properties style:use-window-font-color="true" style:font-name="Arial" fo:font-size="12pt" fo:language="de" fo:country="DE" style:font-name-asian="Times New Roman" style:font-size-asian="12pt" style:font-name-complex="Times New Roman" style:font-size-complex="12pt" style:language-complex="ar" style:country-complex="SA"/>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bastian Stumpf</meta:initial-creator>
    <meta:creation-date>2015-07-04T13:49:41.80</meta:creation-date>
    <meta:generator>OpenOffice/4.1.1$Win32 OpenOffice.org_project/411m6$Build-9775</meta:generator>
    <dc:date>2015-07-04T14:55:40.18</dc:date>
    <dc:creator>Sebastian Stumpf</dc:creator>
    <meta:editing-duration>PT46M44S</meta:editing-duration>
    <meta:editing-cycles>9</meta:editing-cycles>
    <meta:document-statistic meta:table-count="3" meta:image-count="0" meta:object-count="0" meta:page-count="2" meta:paragraph-count="50" meta:word-count="259" meta:character-count="1789"/>
  </office:meta>
</office:document-meta>
</file>